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1.5pt solid #000000" style:vertical-align="middle"/>
    </style:style>
    <style:style style:name="ce3" style:family="table-cell" style:parent-style-name="Default" style:data-style-name="N104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2.301cm" svg:height="9.386cm" svg:x="6.938cm" svg:y="10.603cm">
            <draw:object draw:notify-on-update-of-ranges="Planilha1.E2:Planilha1.E2 Planilha1.E3:Planilha1.E15 Planilha1.F2:Planilha1.F2 Planilha1.F3:Planilha1.F15 Planilha1.G2:Planilha1.G2 Planilha1.G3:Planilha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ce1" office:value-type="string" calcext:value-type="string">
            <text:p>Meses</text:p>
          </table:table-cell>
          <table:table-cell table:style-name="ce1" office:value-type="string" calcext:value-type="string">
            <text:p>Faturamento</text:p>
          </table:table-cell>
          <table:table-cell table:style-name="ce1" office:value-type="string" calcext:value-type="string">
            <text:p>Número de Atendimentos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aneiro (2019)</text:p>
          </table:table-cell>
          <table:table-cell office:value-type="currency" office:currency="BRL" office:value="15550" calcext:value-type="currency">
            <text:p>R$ 15.550,00</text:p>
          </table:table-cell>
          <table:table-cell office:value-type="float" office:value="381" calcext:value-type="float">
            <text:p>38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fevereiro</text:p>
          </table:table-cell>
          <table:table-cell office:value-type="currency" office:currency="BRL" office:value="11250" calcext:value-type="currency">
            <text:p>R$ 11.250,00</text:p>
          </table:table-cell>
          <table:table-cell office:value-type="float" office:value="329" calcext:value-type="float">
            <text:p>32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arço</text:p>
          </table:table-cell>
          <table:table-cell office:value-type="currency" office:currency="BRL" office:value="13480" calcext:value-type="currency">
            <text:p>R$ 13.480,00</text:p>
          </table:table-cell>
          <table:table-cell office:value-type="float" office:value="361" calcext:value-type="float">
            <text:p>36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bril</text:p>
          </table:table-cell>
          <table:table-cell office:value-type="currency" office:currency="BRL" office:value="16750" calcext:value-type="currency">
            <text:p>R$ 16.750,00</text:p>
          </table:table-cell>
          <table:table-cell office:value-type="float" office:value="389" calcext:value-type="float">
            <text:p>38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aio</text:p>
          </table:table-cell>
          <table:table-cell office:value-type="currency" office:currency="BRL" office:value="15100" calcext:value-type="currency">
            <text:p>R$ 15.100,00</text:p>
          </table:table-cell>
          <table:table-cell office:value-type="float" office:value="338" calcext:value-type="float">
            <text:p>33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unho</text:p>
          </table:table-cell>
          <table:table-cell office:value-type="currency" office:currency="BRL" office:value="13050" calcext:value-type="currency">
            <text:p>R$ 13.050,00</text:p>
          </table:table-cell>
          <table:table-cell office:value-type="float" office:value="315" calcext:value-type="float">
            <text:p>31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ulho</text:p>
          </table:table-cell>
          <table:table-cell office:value-type="currency" office:currency="BRL" office:value="14240" calcext:value-type="currency">
            <text:p>R$ 14.240,00</text:p>
          </table:table-cell>
          <table:table-cell office:value-type="float" office:value="351" calcext:value-type="float">
            <text:p>35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gosto</text:p>
          </table:table-cell>
          <table:table-cell office:value-type="currency" office:currency="BRL" office:value="14680" calcext:value-type="currency">
            <text:p>R$ 14.680,00</text:p>
          </table:table-cell>
          <table:table-cell office:value-type="float" office:value="361" calcext:value-type="float">
            <text:p>36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etembro</text:p>
          </table:table-cell>
          <table:table-cell office:value-type="currency" office:currency="BRL" office:value="16010" calcext:value-type="currency">
            <text:p>R$ 16.010,00</text:p>
          </table:table-cell>
          <table:table-cell office:value-type="float" office:value="375" calcext:value-type="float">
            <text:p>37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outubro</text:p>
          </table:table-cell>
          <table:table-cell office:value-type="currency" office:currency="BRL" office:value="15210" calcext:value-type="currency">
            <text:p>R$ 15.210,00</text:p>
          </table:table-cell>
          <table:table-cell office:value-type="float" office:value="391" calcext:value-type="float">
            <text:p>39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vembro</text:p>
          </table:table-cell>
          <table:table-cell office:value-type="currency" office:currency="BRL" office:value="12310" calcext:value-type="currency">
            <text:p>R$ 12.310,00</text:p>
          </table:table-cell>
          <table:table-cell office:value-type="float" office:value="313" calcext:value-type="float">
            <text:p>31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dezembro</text:p>
          </table:table-cell>
          <table:table-cell office:value-type="currency" office:currency="BRL" office:value="16050" calcext:value-type="currency">
            <text:p>R$ 16.050,00</text:p>
          </table:table-cell>
          <table:table-cell office:value-type="float" office:value="347" calcext:value-type="float">
            <text:p>34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aneiro (2020)</text:p>
          </table:table-cell>
          <table:table-cell office:value-type="currency" office:currency="BRL" office:value="16800" calcext:value-type="currency">
            <text:p>R$ 16.800,00</text:p>
          </table:table-cell>
          <table:table-cell office:value-type="float" office:value="393" calcext:value-type="float">
            <text:p>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1-09T06:43:42.784096688</meta:creation-date>
    <dc:date>2020-01-09T07:17:55.310425482</dc:date>
    <meta:editing-duration>PT2M32S</meta:editing-duration>
    <meta:editing-cycles>1</meta:editing-cycles>
    <meta:document-statistic meta:table-count="1" meta:cell-count="42" meta:object-count="1"/>
    <meta:generator>LibreOffice/6.3.4.2$Linux_X86_64 LibreOffice_project/60da17e045e08f1793c57c00ba83cdfce946d0aa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02cm" svg:height="9.387cm" xlink:href=".." xlink:type="simple" chart:class="chart:bar" chart:style-name="ch1">
        <chart:title svg:x="1.287cm" svg:y="0.185cm" chart:style-name="ch2">
          <text:p>Gráfico Faturamento e Atendimento</text:p>
        </chart:title>
        <chart:subtitle svg:x="1.325cm" svg:y="0.733cm" chart:style-name="ch3">
          <text:p>Dados sobre a movimentação da oficiana</text:p>
        </chart:subtitle>
        <chart:legend chart:legend-position="end" svg:x="17.069cm" svg:y="4.145cm" style:legend-expansion="high" chart:style-name="ch4"/>
        <chart:plot-area chart:style-name="ch5" table:cell-range-address="Planilha1.E2:Planilha1.G15" chart:data-source-has-labels="both" svg:x="1.457cm" svg:y="2.159cm" svg:width="14.159cm" svg:height="6.06cm">
          <chartooo:coordinate-region svg:x="3.745cm" svg:y="2.159cm" svg:width="11.063cm" svg:height="3.797cm"/>
          <chart:axis chart:dimension="x" chart:name="primary-x" chart:style-name="ch6" chartooo:axis-type="auto">
            <chartooo:date-scale/>
            <chart:title svg:x="5.33cm" svg:y="8.406cm" chart:style-name="ch7">
              <text:p>Meses (Janeiro de 2018 à Janeiro de 2019)</text:p>
            </chart:title>
            <chart:categories table:cell-range-address="Planilha1.E3:Planilha1.E15"/>
          </chart:axis>
          <chart:axis chart:dimension="y" chart:name="primary-y" chart:style-name="ch8">
            <chart:title svg:x="0.451cm" svg:y="6.159cm" chart:style-name="ch9">
              <text:p>Faturamento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6.062cm" svg:y="6.86cm" chart:style-name="ch9">
              <text:p>Total de Atendimentos</text:p>
            </chart:title>
          </chart:axis>
          <chart:series chart:attached-axis="primary-y" chart:style-name="ch13" chart:values-cell-range-address="Planilha1.F3:Planilha1.F15" chart:label-cell-address="Planilha1.F2:Planilha1.F2" chart:class="chart:bar">
            <chart:data-point chart:repeated="7"/>
            <chart:data-point chart:style-name="ch14"/>
            <chart:data-point chart:repeated="5"/>
          </chart:series>
          <chart:series chart:attached-axis="secondary-y" chart:style-name="ch15" chart:values-cell-range-address="Planilha1.G3:Planilha1.G15" chart:label-cell-address="Planilha1.G2:Planilha1.G2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uramento</text:p>
                <draw:g>
                  <svg:desc>Planilha1.F2:Planilha1.F2</svg:desc>
                </draw:g>
              </table:table-cell>
              <table:table-cell office:value-type="string">
                <text:p>Número de Atendimentos</text:p>
                <draw:g>
                  <svg:desc>Planilha1.G2:Planilh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 (2019)</text:p>
                <draw:g>
                  <svg:desc>Planilha1.E3:Planilha1.E15</svg:desc>
                </draw:g>
              </table:table-cell>
              <table:table-cell office:value-type="float" office:value="15550">
                <text:p>15550</text:p>
                <draw:g>
                  <svg:desc>Planilha1.F3:Planilha1.F15</svg:desc>
                </draw:g>
              </table:table-cell>
              <table:table-cell office:value-type="float" office:value="381">
                <text:p>381</text:p>
                <draw:g>
                  <svg:desc>Planilha1.G3:Planilha1.G15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11250">
                <text:p>1125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13480">
                <text:p>1348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6750">
                <text:p>1675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15100">
                <text:p>151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13050">
                <text:p>13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14240">
                <text:p>142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4680">
                <text:p>1468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16010">
                <text:p>1601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outubro</text:p>
              </table:table-cell>
              <table:table-cell office:value-type="float" office:value="15210">
                <text:p>152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12310">
                <text:p>123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16050">
                <text:p>1605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Janeiro (2020)</text:p>
              </table:table-cell>
              <table:table-cell office:value-type="float" office:value="16800">
                <text:p>16800</text:p>
              </table:table-cell>
              <table:table-cell office:value-type="float" office:value="393">
                <text:p>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chartooo="http://openoffice.org/2010/chart" xmlns:dc="http://purl.org/dc/elements/1.1/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script="urn:oasis:names:tc:opendocument:xmlns:script:1.0" xmlns:draw="urn:oasis:names:tc:opendocument:xmlns:drawing:1.0" xmlns:dr3d="urn:oasis:names:tc:opendocument:xmlns:dr3d:1.0" xmlns:text="urn:oasis:names:tc:opendocument:xmlns:text:1.0" xmlns:dc="http://purl.org/dc/elements/1.1/" xmlns:style="urn:oasis:names:tc:opendocument:xmlns:style:1.0" xmlns:svg="urn:oasis:names:tc:opendocument:xmlns:svg-compatible:1.0" xmlns:of="urn:oasis:names:tc:opendocument:xmlns:of:1.2" xmlns:office="urn:oasis:names:tc:opendocument:xmlns:office:1.0" xmlns:ooo="http://openoffice.org/2004/office" xmlns:loext="urn:org:documentfoundation:names:experimental:office:xmlns:loext:1.0" xmlns:fo="urn:oasis:names:tc:opendocument:xmlns:xsl-fo-compatible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